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enariusztestowy" style:family="table">
      <style:table-properties style:width="17.039cm" fo:margin-left="-0.016cm" fo:margin-right="-0.023cm" table:align="margins"/>
    </style:style>
    <style:style style:name="Scenariusztestowy.A" style:family="table-column">
      <style:table-column-properties style:column-width="8.52cm" style:rel-column-width="4830*"/>
    </style:style>
    <style:style style:name="Scenariusztestow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cenariusztestowy.B1" style:family="table-cell">
      <style:table-cell-properties fo:padding="0.097cm" fo:border="0.002cm solid #000000"/>
    </style:style>
    <style:style style:name="Scenariusztestowy.A2" style:family="table-cell">
      <style:table-cell-properties fo:padding="0.097cm" fo:border-left="0.002cm solid #000000" fo:border-right="none" fo:border-top="none" fo:border-bottom="0.002cm solid #000000"/>
    </style:style>
    <style:style style:name="Scenariusztestowy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2"/>
    <style:style style:name="P3" style:family="paragraph" style:parent-style-name="Table_20_Contents" style:list-style-name="L3"/>
    <style:style style:name="P4" style:family="paragraph" style:parent-style-name="Table_20_Contents" style:list-style-name="L4"/>
    <style:style style:name="P5" style:family="paragraph" style:parent-style-name="Table_20_Contents" style:list-style-name="L5"/>
    <style:style style:name="P6" style:family="paragraph" style:parent-style-name="Table_20_Contents" style:list-style-name="L6"/>
    <style:style style:name="P7" style:family="paragraph" style:parent-style-name="Header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cenariusztestowy" table:style-name="Scenariusztestowy">
        <table:table-column table:style-name="Scenariusztestowy.A" table:number-columns-repeated="2"/>
        <table:table-row>
          <table:table-cell table:style-name="Scenariusztestowy.A1" office:value-type="string">
            <text:p text:style-name="Table_20_Contents">Nazwa:</text:p>
          </table:table-cell>
          <table:table-cell table:style-name="Scenariusztestowy.B1" office:value-type="string">
            <text:p text:style-name="Table_20_Contents">Uruchamianie aplikacji bez pliku bazodanowego.</text:p>
          </table:table-cell>
        </table:table-row>
        <table:table-row>
          <table:table-cell table:style-name="Scenariusztestowy.A2" office:value-type="string">
            <text:p text:style-name="Table_20_Contents">Warunki początkowe:</text:p>
          </table:table-cell>
          <table:table-cell table:style-name="Scenariusztestowy.B2" office:value-type="string">
            <text:p text:style-name="Table_20_Contents">Aplikacja nie jest otwarta.</text:p>
          </table:table-cell>
        </table:table-row>
        <table:table-row>
          <table:table-cell table:style-name="Scenariusztestowy.A2" office:value-type="string">
            <text:p text:style-name="Table_20_Contents">Przebieg testu:</text:p>
          </table:table-cell>
          <table:table-cell table:style-name="Scenariusztestowy.B2" office:value-type="string">
            <text:list xml:id="list8681184819010581799" text:style-name="L1">
              <text:list-item>
                <text:p text:style-name="P1">Użytkownik uruchamia aplikację przez plik .exe.</text:p>
              </text:list-item>
            </text:list>
          </table:table-cell>
        </table:table-row>
        <table:table-row>
          <table:table-cell table:style-name="Scenariusztestowy.A2" office:value-type="string">
            <text:p text:style-name="Table_20_Contents">Warunki końcowe:</text:p>
          </table:table-cell>
          <table:table-cell table:style-name="Scenariusztestowy.B2" office:value-type="string">
            <text:list xml:id="list43476672" text:continue-numbering="true" text:style-name="L1">
              <text:list-header>
                <text:p text:style-name="P1">Aplikacja uruchamia się, wyświetlany jest jedynie panel podstawowy bez informacji na temat produktów.</text:p>
              </text:list-header>
            </text:list>
          </table:table-cell>
        </table:table-row>
      </table:table>
      <text:p text:style-name="Standard"/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Nazwa:</text:p>
          </table:table-cell>
          <table:table-cell table:style-name="Tabela1.B1" office:value-type="string">
            <text:p text:style-name="Table_20_Contents">Uruchamianie aplikacji wraz z plikiem bazodanowym.</text:p>
          </table:table-cell>
        </table:table-row>
        <table:table-row>
          <table:table-cell table:style-name="Tabela1.A2" office:value-type="string">
            <text:p text:style-name="Table_20_Contents">Warunki początkowe:</text:p>
          </table:table-cell>
          <table:table-cell table:style-name="Tabela1.B2" office:value-type="string">
            <text:p text:style-name="Table_20_Contents">Aplikacja nie jest otwarta.</text:p>
          </table:table-cell>
        </table:table-row>
        <table:table-row>
          <table:table-cell table:style-name="Tabela1.A2" office:value-type="string">
            <text:p text:style-name="Table_20_Contents">Przebieg testu:</text:p>
          </table:table-cell>
          <table:table-cell table:style-name="Tabela1.B2" office:value-type="string">
            <text:list xml:id="list4061090391176118423" text:style-name="L2">
              <text:list-item>
                <text:p text:style-name="P2">Użytkownik uruchamia aplikację przez plik .exe.</text:p>
              </text:list-item>
            </text:list>
          </table:table-cell>
        </table:table-row>
        <table:table-row>
          <table:table-cell table:style-name="Tabela1.A2" office:value-type="string">
            <text:p text:style-name="Table_20_Contents">Warunki końcowe:</text:p>
          </table:table-cell>
          <table:table-cell table:style-name="Tabela1.B2" office:value-type="string">
            <text:list xml:id="list43464076" text:continue-list="list43476672" text:style-name="L1">
              <text:list-header>
                <text:p text:style-name="P1">Aplikacja uruchamia się, domyślnie są wyświetlane informacje na temat produktu.</text:p>
              </text:list-header>
            </text:list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Table_20_Contents">Nazwa:</text:p>
          </table:table-cell>
          <table:table-cell table:style-name="Tabela2.B1" office:value-type="string">
            <text:p text:style-name="Table_20_Contents">Wyświetlanie szczegółów o produktach z załączonym plikiem bazodanowym</text:p>
          </table:table-cell>
        </table:table-row>
        <table:table-row>
          <table:table-cell table:style-name="Tabela2.A2" office:value-type="string">
            <text:p text:style-name="Table_20_Contents">Warunki początkowe:</text:p>
          </table:table-cell>
          <table:table-cell table:style-name="Tabela2.B2" office:value-type="string">
            <text:p text:style-name="Table_20_Contents">Aplikacja jest otwarta</text:p>
          </table:table-cell>
        </table:table-row>
        <table:table-row>
          <table:table-cell table:style-name="Tabela2.A2" office:value-type="string">
            <text:p text:style-name="Table_20_Contents">Przebieg testu:</text:p>
          </table:table-cell>
          <table:table-cell table:style-name="Tabela2.B2" office:value-type="string">
            <text:list xml:id="list244766489041468868" text:style-name="L3">
              <text:list-item>
                <text:p text:style-name="P3">Użytkownik w oknie głównym w lewym panelu wybiera opcję „Więcej”.</text:p>
              </text:list-item>
              <text:list-item>
                <text:p text:style-name="P3">Użytkownik poprzez przycisk „Edycja” ma możliwość sprawienia produktu edytowalnym, domyślnie produkty są nieedytowalne.</text:p>
              </text:list-item>
              <text:list-item>
                <text:p text:style-name="P3">Użytkownik w wyświetlonym oknie edytuje właściwości produktu.</text:p>
              </text:list-item>
              <text:list-item>
                <text:p text:style-name="P3">Użytkownik po skończonej edycji klika przycisk „Zapisz”.</text:p>
              </text:list-item>
            </text:list>
            <text:list xml:id="list43469634" text:continue-list="list43464076" text:style-name="L1">
              <text:list-header>
                <text:p text:style-name="P1"/>
              </text:list-header>
            </text:list>
          </table:table-cell>
        </table:table-row>
        <table:table-row>
          <table:table-cell table:style-name="Tabela2.A2" office:value-type="string">
            <text:p text:style-name="Table_20_Contents">Warunki końcowe:</text:p>
          </table:table-cell>
          <table:table-cell table:style-name="Tabela2.B2" office:value-type="string">
            <text:p text:style-name="Table_20_Contents">Program nie zapisuje informacji do pliku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 table:number-columns-repeated="2"/>
        <text:soft-page-break/>
        <table:table-row>
          <table:table-cell table:style-name="Tabela3.A1" office:value-type="string">
            <text:p text:style-name="Table_20_Contents">Nazwa:</text:p>
          </table:table-cell>
          <table:table-cell table:style-name="Tabela3.B1" office:value-type="string">
            <text:p text:style-name="Table_20_Contents">Wyświetlanie szczegółów o produktach bez załączonego pliku bazodanowego.</text:p>
          </table:table-cell>
        </table:table-row>
        <table:table-row>
          <table:table-cell table:style-name="Tabela3.A2" office:value-type="string">
            <text:p text:style-name="Table_20_Contents">Warunki początkowe:</text:p>
          </table:table-cell>
          <table:table-cell table:style-name="Tabela3.B2" office:value-type="string">
            <text:p text:style-name="Table_20_Contents">Aplikacja jest otwarta.</text:p>
          </table:table-cell>
        </table:table-row>
        <table:table-row>
          <table:table-cell table:style-name="Tabela3.A2" office:value-type="string">
            <text:p text:style-name="Table_20_Contents">Przebieg testu:</text:p>
          </table:table-cell>
          <table:table-cell table:style-name="Tabela3.B2" office:value-type="string">
            <text:list xml:id="list397869546670913858" text:style-name="L4">
              <text:list-item>
                <text:p text:style-name="P4">Użytkownik w oknie głównym w lewym panelu wybiera opcję „Więcej”.</text:p>
              </text:list-item>
              <text:list-item>
                <text:p text:style-name="P4">Program wyświetla komunikat błędu „Nie wybrano pozycji!”.</text:p>
              </text:list-item>
            </text:list>
          </table:table-cell>
        </table:table-row>
        <table:table-row>
          <table:table-cell table:style-name="Tabela3.A2" office:value-type="string">
            <text:p text:style-name="Table_20_Contents">Warunki końcowe:</text:p>
          </table:table-cell>
          <table:table-cell table:style-name="Tabela3.B2" office:value-type="string">
            <text:p text:style-name="Table_20_Contents">Program pozostaje dalej włączony.</text:p>
          </table:table-cell>
        </table:table-row>
      </table:table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Table_20_Contents">Nazwa:</text:p>
          </table:table-cell>
          <table:table-cell table:style-name="Tabela4.B1" office:value-type="string">
            <text:p text:style-name="Table_20_Contents">Wyświetlanie szczegółów o produktach w prawym panelu okna głównego wraz z załączonym plikiem bazodanowym.</text:p>
          </table:table-cell>
        </table:table-row>
        <table:table-row>
          <table:table-cell table:style-name="Tabela4.A2" office:value-type="string">
            <text:p text:style-name="Table_20_Contents">Warunki początkowe:</text:p>
          </table:table-cell>
          <table:table-cell table:style-name="Tabela4.B2" office:value-type="string">
            <text:p text:style-name="Table_20_Contents">Aplikacja jest otwarta.</text:p>
          </table:table-cell>
        </table:table-row>
        <table:table-row>
          <table:table-cell table:style-name="Tabela4.A2" office:value-type="string">
            <text:p text:style-name="Table_20_Contents">Przebieg testu:</text:p>
          </table:table-cell>
          <table:table-cell table:style-name="Tabela4.B2" office:value-type="string">
            <text:list xml:id="list7590109314740442823" text:style-name="L5">
              <text:list-item>
                <text:p text:style-name="P5">Użytkownik naciska w oknie głównym w komórki tabeli zmieniając przy tym wyświetlane właściwości.</text:p>
              </text:list-item>
            </text:list>
          </table:table-cell>
        </table:table-row>
        <table:table-row>
          <table:table-cell table:style-name="Tabela4.A2" office:value-type="string">
            <text:p text:style-name="Table_20_Contents">Warunki końcowe:</text:p>
          </table:table-cell>
          <table:table-cell table:style-name="Tabela4.B2" office:value-type="string">
            <text:p text:style-name="Table_20_Contents">Program pozostaje dalej włączony, zachowane są ostatnie ustawienia wyświetlania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Table_20_Contents">Nazwa:</text:p>
          </table:table-cell>
          <table:table-cell table:style-name="Tabela5.B1" office:value-type="string">
            <text:p text:style-name="Table_20_Contents">Wyświetlanie szczegółów o produktach w prawym panelu okna głównego bez załączonego pliku bazodanowego.</text:p>
          </table:table-cell>
        </table:table-row>
        <table:table-row>
          <table:table-cell table:style-name="Tabela5.A2" office:value-type="string">
            <text:p text:style-name="Table_20_Contents">Warunki początkowe:</text:p>
          </table:table-cell>
          <table:table-cell table:style-name="Tabela5.B2" office:value-type="string">
            <text:p text:style-name="Table_20_Contents">Aplikacja jest otwarta.</text:p>
          </table:table-cell>
        </table:table-row>
        <table:table-row>
          <table:table-cell table:style-name="Tabela5.A2" office:value-type="string">
            <text:p text:style-name="Table_20_Contents">Przebieg testu:</text:p>
          </table:table-cell>
          <table:table-cell table:style-name="Tabela5.B2" office:value-type="string">
            <text:list xml:id="list7073083605026565049" text:style-name="L6">
              <text:list-item>
                <text:p text:style-name="P6">Brak wyświetlanych informacji na temat któregokolwiek z produktów.</text:p>
              </text:list-item>
            </text:list>
          </table:table-cell>
        </table:table-row>
        <table:table-row>
          <table:table-cell table:style-name="Tabela5.A2" office:value-type="string">
            <text:p text:style-name="Table_20_Contents">Warunki końcowe:</text:p>
          </table:table-cell>
          <table:table-cell table:style-name="Tabela5.B2" office:value-type="string">
            <text:p text:style-name="Table_20_Contents">Program pozostaje dalej włączony, wyświetlany jest jedynie panel podstawow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ENARIUSZE TESTOW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łażej Sadek</meta:initial-creator>
    <meta:creation-date>2016-10-13T22:55:07.16</meta:creation-date>
    <meta:document-statistic meta:table-count="6" meta:image-count="0" meta:object-count="0" meta:page-count="2" meta:paragraph-count="53" meta:word-count="266" meta:character-count="2052"/>
    <dc:date>2016-10-13T23:28:56.95</dc:date>
    <dc:creator>Błażej Sadek</dc:creator>
    <meta:editing-duration>PT2M49S</meta:editing-duration>
    <meta:editing-cycles>1</meta:editing-cycles>
    <meta:generator>OpenOffice/4.1.2$Win32 OpenOffice.org_project/412m3$Build-9782</meta:generator>
  </office:meta>
</office:document-meta>
</file>